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style:text-underline-style="none" fo:font-weight="bold" officeooo:rsid="0005d24b" officeooo:paragraph-rsid="0005d24b" style:font-weight-asian="bold" style:font-weight-complex="bold"/>
    </style:style>
    <style:style style:name="P2" style:family="paragraph" style:parent-style-name="Standard">
      <style:paragraph-properties fo:line-height="200%"/>
      <style:text-properties style:font-name="Times New Roman" style:text-underline-style="none" fo:font-weight="normal" officeooo:rsid="0005d24b" officeooo:paragraph-rsid="00076ca4" style:font-weight-asian="normal" style:font-weight-complex="normal"/>
    </style:style>
    <style:style style:name="P3" style:family="paragraph" style:parent-style-name="Standard">
      <style:paragraph-properties fo:line-height="200%"/>
      <style:text-properties style:font-name="Times New Roman" style:text-underline-style="none" fo:font-weight="normal" officeooo:rsid="0005d24b" officeooo:paragraph-rsid="0005d24b" style:font-weight-asian="normal" style:font-weight-complex="normal"/>
    </style:style>
    <style:style style:name="P4" style:family="paragraph" style:parent-style-name="Standard">
      <style:paragraph-properties fo:line-height="200%" fo:break-before="page"/>
      <style:text-properties style:font-name="Times New Roman" style:text-underline-style="none" fo:font-weight="normal" officeooo:rsid="0005d24b" officeooo:paragraph-rsid="0005d24b" style:font-weight-asian="normal" style:font-weight-complex="normal"/>
    </style:style>
    <style:style style:name="P5" style:family="paragraph" style:parent-style-name="Standard">
      <style:paragraph-properties fo:line-height="200%"/>
      <style:text-properties style:font-name="Times New Roman" style:text-underline-style="none" fo:font-weight="bold" officeooo:rsid="000a62d3" officeooo:paragraph-rsid="000a62d3" style:font-weight-asian="bold" style:font-weight-complex="bold"/>
    </style:style>
    <style:style style:name="P6" style:family="paragraph" style:parent-style-name="Standard">
      <style:paragraph-properties fo:line-height="200%"/>
      <style:text-properties officeooo:paragraph-rsid="000a62d3"/>
    </style:style>
    <style:style style:name="P7" style:family="paragraph" style:parent-style-name="Standard">
      <style:paragraph-properties fo:line-height="200%"/>
      <style:text-properties fo:font-weight="bold" officeooo:rsid="000a62d3" officeooo:paragraph-rsid="000a62d3" style:font-weight-asian="bold" style:font-weight-complex="bold"/>
    </style:style>
    <style:style style:name="P8" style:family="paragraph" style:parent-style-name="Text_20_body">
      <style:paragraph-properties fo:line-height="200%" style:writing-mode="lr-tb"/>
      <style:text-properties style:font-name="Times New Roman" officeooo:rsid="000a62d3"/>
    </style:style>
    <style:style style:name="P9" style:family="paragraph" style:parent-style-name="Standard">
      <style:paragraph-properties fo:line-height="200%"/>
      <style:text-properties style:font-name="Times New Roman" style:text-underline-style="none" fo:font-weight="normal" officeooo:rsid="000a62d3" officeooo:paragraph-rsid="000a62d3" style:font-weight-asian="normal" style:font-weight-complex="normal"/>
    </style:style>
    <style:style style:name="T1" style:family="text">
      <style:text-properties officeooo:rsid="00064a25"/>
    </style:style>
    <style:style style:name="T2" style:family="text">
      <style:text-properties officeooo:rsid="00076ca4"/>
    </style:style>
    <style:style style:name="T3" style:family="text">
      <style:text-properties officeooo:rsid="000871d7"/>
    </style:style>
    <style:style style:name="T4" style:family="text">
      <style:text-properties style:font-name="Times New Roman" style:text-underline-style="none" fo:font-weight="bold" officeooo:rsid="000a62d3"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r Isaac Newton</text:p>
      <text:p text:style-name="P2"><text:tab/>Sir Isaac Newton lived in England from 1643-1727. <text:span text:style-name="T1">He was a man of many talents, but he is most well known for inventing </text:span><text:span text:style-name="T2">the field of </text:span><text:span text:style-name="T1">calculus and unifying terrestrial and celestial physics under a single set of laws. </text:span><text:span text:style-name="T2">Calculus introduced two new operations to mathematics, the derivative and the integral, which describe rates of change and rates of accumulation respectively. Kepler’s laws of planetary motion were not proven mathematically until Newton invented calculus. </text:span><text:span text:style-name="T1">Newton’s first law, also known as Newton’s law of inertia, states that an object’s motion will remain constant unless an external force is exerted on it. Newton’s second law of motion describes how an object’s motion changes when an external force is exerted on it; a=F/m where F is the force exerted in Newtons, m is the mass of the object in kilograms, and a is the acceleration the object experiences in m/s^2. Newtons third law, also known as the Law of Action and Reaction, states that each action has an equal and opposite reaction. For example, the gravitational force the Earth exerts on the Moo</text:span><text:span text:style-name="T2">n is equal to the gravitational force the Moon exerts on the Earth, but in the opposite direction. </text:span></text:p>
      <text:p text:style-name="P3"><text:tab/><text:span text:style-name="T2">Newton’s contributions cannot be understated, as they revolutionized practically every field of science and mathematics </text:span><text:span text:style-name="T3">and even created new fields of mathematics, differential equations being an example of one</text:span><text:span text:style-name="T2">. If you are a STEM major or a finance/economics major, you will make heavy use of calculus during your time in school. </text:span><text:span text:style-name="T3">I chose Sir Isaac Newton as I have spent the past 2 years taking calculus and physics classes. The ability to mathematically represent the smallest possible unit of change, which is the purpose of a derivative, has made me far better at writing code that runs in real time such as a video game. The creativity required to invent an entire new field of mathematics is incredible, and it’s a type of creativity relatively few people throughout history have had.</text:span></text:p>
      <text:p text:style-name="P4"/>
      <text:p text:style-name="P5">Reply 1</text:p>
      <text:p text:style-name="P6"><text:span text:style-name="T4"><text:tab/></text:span><text:bookmark text:name="module_sequence_footer_container"/>Hey Matthew. I almost chose Johannes Kepler too as I am a huge astronomy nerd. His work in optics laid the groundwork for the incredible space and ground telescopes we have today, such as the James Webb Space Telescope. One of my favorite math facts is that Kepler's Laws of Planetary Motion were proven mathematically by Sir Isaac Newton despite being written almost 40 years before he was born. In fact Kepler's second law of planetary motion, which states that a planet covers the same area of space in the same amount of time no matter where it is in its orbit, involves accumulation of space under a <text:span text:style-name="T5">curve</text:span> (aka an integral).</text:p>
      <text:p text:style-name="P6"/>
      <text:p text:style-name="P7">Reply 2</text:p>
      <text:p text:style-name="P8"><text:tab/>Hi Savannah. I was tempted to choose Wolfgang Amadeus Mozart myself. I was a musician for 10 years and I have performed and listened to many of his works. His ability to "paint" pictures with his music is something that keeps me coming back to his music when putting together playlists for studying or sleeping. One of his most famous pieces, Eine kleine Nachtmusik, is still used today by sound designers to curate an atmosphere of elegance and class. His musical style broke a lot of the accepted musical norms of the time, which angered a lot of established musicians, however his innovation within the field of music is why he is considered one of the great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5T19:20:11.051687891</meta:creation-date>
    <dc:date>2025-05-15T22:02:25.428781249</dc:date>
    <meta:editing-duration>PT29M21S</meta:editing-duration>
    <meta:editing-cycles>1</meta:editing-cycles>
    <meta:document-statistic meta:table-count="0" meta:image-count="0" meta:object-count="0" meta:page-count="2" meta:paragraph-count="7" meta:word-count="564" meta:character-count="3290" meta:non-whitespace-character-count="2728"/>
    <meta:generator>LibreOffice/25.2.3.2$Linux_X86_64 LibreOffice_project/520$Build-2</meta:generator>
  </office:meta>
</office:document-meta>
</file>